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6.68cm" fo:min-width="6.43cm"/>
    </style:style>
    <style:style style:name="gr3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3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27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8cm"/>
    </style:style>
    <style:style style:name="P1" style:family="paragraph">
      <style:paragraph-properties fo:text-align="center"/>
    </style:style>
    <style:style style:name="P2" style:family="paragraph">
      <loext:graphic-properties draw:fill-color="#729fcf"/>
      <style:paragraph-properties fo:text-align="center"/>
    </style:style>
    <style:style style:name="P3" style:family="paragraph">
      <loext:graphic-properties draw:fill-color="#99cc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3.8cm" svg:height="3.3cm" svg:x="6.3cm" svg:y="16.7cm">
          <text:p text:style-name="P1">Tourner de</text:p>
          <text:p text:style-name="P1">90°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3.8cm" svg:height="3.3cm" svg:x="14cm" svg:y="9.8cm">
          <text:p text:style-name="P1">Déte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9.8cm" svg:height="9.8cm" svg:x="1.1cm" svg:y="5.1cm">
          <text:p text:style-name="P1">Avancer tout</text:p>
          <text:p text:style-name="P1">Droit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3.8cm" svg:height="3.3cm" svg:x="14cm" svg:y="18.6cm">
          <text:p text:style-name="P1">Rot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4.4cm" svg:height="3.9cm" svg:x="1.9cm" svg:y="9.9cm">
          <text:p text:style-name="P1">Proximité</text:p>
          <text:p text:style-name="P1">Du m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5cm" svg:height="3.3cm" svg:x="6.7cm" svg:y="10.1cm">
          <text:p text:style-name="P1">Accélér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0.9cm" svg:y1="10cm" svg:x2="14cm" svg:y2="11.45cm" draw:start-shape="id1" draw:start-glue-point="10" draw:end-shape="id2" draw:end-glue-point="6" svg:d="M10900 10000l3100 1450" svg:viewBox="0 0 3101 1451">
          <text:p/>
        </draw:connector>
        <draw:connector draw:style-name="gr4" draw:text-style-name="P4" draw:layer="layout" draw:type="line" svg:x1="15.9cm" svg:y1="13.1cm" svg:x2="15.9cm" svg:y2="18.6cm" draw:start-shape="id2" draw:start-glue-point="8" draw:end-shape="id3" draw:end-glue-point="4" svg:d="M15900 13100v5500" svg:viewBox="0 0 1 5501">
          <text:p/>
        </draw:connector>
        <draw:connector draw:style-name="gr4" draw:text-style-name="P4" draw:layer="layout" draw:type="curve" svg:x1="15.9cm" svg:y1="9.8cm" svg:x2="6cm" svg:y2="5.1cm" draw:start-shape="id2" draw:start-glue-point="4" draw:end-shape="id1" draw:end-glue-point="4" svg:d="M15900 9800c0-7801-9900-5451-9900-4700" svg:viewBox="0 0 9901 5623">
          <text:p/>
        </draw:connector>
        <draw:connector draw:style-name="gr4" draw:text-style-name="P4" draw:layer="layout" draw:type="curve" svg:x1="14cm" svg:y1="20.25cm" svg:x2="10.1cm" svg:y2="18.35cm" draw:start-shape="id3" draw:start-glue-point="6" draw:end-shape="id4" draw:end-glue-point="10" svg:d="M14000 20250c-2923 0-974-1900-3900-1900" svg:viewBox="0 0 3901 1901">
          <text:p/>
        </draw:connector>
        <draw:custom-shape draw:style-name="gr1" draw:text-style-name="P2" xml:id="id5" draw:id="id5" draw:layer="layout" svg:width="3.8cm" svg:height="3.3cm" svg:x="6.4cm" svg:y="20.4cm">
          <text:p text:style-name="P1">Demi-to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curve" svg:x1="14cm" svg:y1="20.25cm" svg:x2="10.2cm" svg:y2="22.05cm" draw:start-shape="id3" draw:start-glue-point="6" draw:end-shape="id5" draw:end-glue-point="10" svg:d="M14000 20250c-2848 0-949 1800-3800 1800" svg:viewBox="0 0 3801 1801">
          <text:p/>
        </draw:connector>
        <draw:frame draw:style-name="gr5" draw:text-style-name="P5" draw:layer="layout" svg:width="1.912cm" svg:height="1.187cm" svg:x="14.3cm" svg:y="4.8cm">
          <draw:text-box>
            <text:p/>
          </draw:text-box>
        </draw:frame>
        <draw:frame draw:style-name="gr6" draw:text-style-name="P5" draw:layer="layout" svg:width="1.912cm" svg:height="0.962cm" svg:x="15cm" svg:y="5.4cm">
          <draw:text-box>
            <text:p>NON</text:p>
          </draw:text-box>
        </draw:frame>
        <draw:frame draw:style-name="gr7" draw:text-style-name="P5" draw:layer="layout" svg:width="1.632cm" svg:height="0.962cm" svg:x="16.3cm" svg:y="15.6cm">
          <draw:text-box>
            <text:p>OUI</text:p>
          </draw:text-box>
        </draw:frame>
        <draw:frame draw:style-name="gr8" draw:text-style-name="P5" draw:layer="layout" svg:width="3.779cm" svg:height="1cm" svg:x="11cm" svg:y="17.6cm">
          <draw:text-box>
            <text:p>Intersection</text:p>
          </draw:text-box>
        </draw:frame>
        <draw:frame draw:style-name="gr9" draw:text-style-name="P5" draw:layer="layout" svg:width="2.898cm" svg:height="0.962cm" svg:x="11.2cm" svg:y="22.3cm">
          <draw:text-box>
            <text:p>Impasse</text:p>
          </draw:text-box>
        </draw:frame>
        <draw:connector draw:style-name="gr4" draw:text-style-name="P4" draw:layer="layout" draw:type="curve" svg:x1="6.4cm" svg:y1="22.05cm" svg:x2="6cm" svg:y2="14.9cm" draw:start-shape="id5" draw:start-glue-point="6" draw:end-shape="id1" draw:end-glue-point="8" svg:d="M6400 22050c-751 0-626-2200-538-2956s138-68 138-4194" svg:viewBox="0 0 606 7151">
          <text:p/>
        </draw:connector>
        <draw:connector draw:style-name="gr4" draw:text-style-name="P4" draw:layer="layout" draw:type="curve" svg:x1="8.2cm" svg:y1="16.7cm" svg:x2="6cm" svg:y2="14.9cm" draw:start-shape="id4" draw:start-glue-point="4" draw:end-shape="id1" draw:end-glue-point="8" svg:d="M8200 16700c0-1348-2200-449-2200-1800" svg:viewBox="0 0 2201 1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ul </meta:initial-creator>
    <meta:creation-date>2016-03-02T14:25:35</meta:creation-date>
    <dc:date>2016-03-06T15:27:28.244279958</dc:date>
    <dc:creator>Valentin Paul</dc:creator>
    <meta:editing-duration>PT9M4S</meta:editing-duration>
    <meta:editing-cycles>6</meta:editing-cycles>
    <meta:generator>LibreOffice/5.0.5.2$Linux_X86_64 LibreOffice_project/00$Build-2</meta:generator>
    <meta:document-statistic meta:object-count="19"/>
  </office:meta>
</office:document-meta>
</file>